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1"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office:automatic-styles>
  <office:body>
    <office:text text:use-soft-page-breaks="true">
      <text:list text:style-name="LFO1" text:continue-numbering="true">
        <text:list-item>
          <text:p text:style-name="P1">This is important because it simplifies application development and makes it easier to write software.</text:p>
        </text:list-item>
        <text:list-item>
          <text:p text:style-name="P2">An interrupt is a signal from the<text:s/>software on the computer hardware<text:s/>to the processor,<text:s/>saying that an event needs processing. The classes are Program, Timer, I/O, Hardware Failure. The processor uses interrupt vectors to take different actions depending on the event.</text:p>
        </text:list-item>
        <text:list-item>
          <text:p text:style-name="P3">The two approaches to dealing with multiple interrupts at the same time is to 1.) disable interrupts while processing the current interrupt and 2.) Use a priority scheme.</text:p>
        </text:list-item>
        <text:list-item>
          <text:p text:style-name="P4">The main drawback is that the processor must manage all I/O transfer. Interrupt driven is better than programmed I/O because the processor can work on other tasks while it waits for the I/O device to respond.</text:p>
        </text:list-item>
        <text:list-item>
          <text:p text:style-name="P5">Direct Memory Access has the I/O device copying its data directly into the memory through a DMA chip that handles the communication. Then, when the processor wishes to read the I/O information it will ask the DMA chip where to find it. It differs from Programmed I/O by not requiring the processor to handle the I/O data transfers.</text:p>
        </text:list-item>
        <text:list-item>
          <text:p text:style-name="P6">SMP is when a standalone computer system has multiple processors in it that perform the same functions. Two of the advantages are that the processors can work<text:s/>in<text:s/>parallel to achieve higher throughput and additional processor can be added later to increase performance if needed. A<text:s/>Multicore setup differs by having multiple cores on a single processor.</text:p>
        </text:list-item>
        <text:list-item>
          <text:p text:style-name="P7">Peer-to-peer networks consist purely of client computers communicating together. A client-server network features a server that facilitates communication between clients.<text:s/></text:p>
        </text:list-item>
        <text:list-item>
          <text:p text:style-name="P8">Simple Batch Systems have better<text:s/>scheduling and setup time but make inefficient use of the CPU and aren’t very interactive. Multiprogramming Batch Systems are more efficient and can queue multiple jobs up at once, using a job scheduler to optimize the tasks however, it still lacks interaction between the user and the programs. Timesharing jumps between multiple programs at once, allowing the user to use multiple programs on the system at once.</text:p>
        </text:list-item>
        <text:list-item>
          <text:p text:style-name="P9">It is a computer program at the core of the operating system that generally has control over the whole operating system.</text:p>
        </text:list-item>
        <text:list-item>
          <text:p text:style-name="P10">The Microkernel Architecture assigns only a few essential functions to the kernel and thus is smaller in size. Some advantages are that it is more flexible, well suited to a distributed environment and that it has a simpler implementation. Monolithic kernels were implemented as a single process that encompasses all its processes and thus was much larger in size and less flexible.</text:p>
        </text:list-item>
        <text:list-item>
          <text:p text:style-name="P11">CPU Scheduler, Cache Memory, Device Drivers, File System</text:p>
        </text:list-item>
        <text:list-item>
          <text:p text:style-name="P12">Dual mode operation distinguishes between user run code and code being ran by the operating system. It requires hardware support and facilitates security by protecting the operating system from potentially malicious user code.</text:p>
        </text:list-item>
        <text:list-item>
          <text:p text:style-name="P13">Interrupts, Exceptions, and System Calls</text:p>
        </text:list-item>
        <text:list-item>
          <text:p text:style-name="P14">Mean time between failures describes how often the system experiences failures. Mean time to failure describes how long we have until the next failure. And mean time to recover describes how long it will take to resume normal operation after a failure.</text:p>
        </text:list-item>
        <text:list-item>
          <text:p text:style-name="P15">Linux System Calls</text:p>
          <text:list text:continue-numbering="true">
            <text:list-item>
              <text:p text:style-name="P16">kill()</text:p>
            </text:list-item>
            <text:list-item>
              <text:p text:style-name="P17">setgid()</text:p>
            </text:list-item>
            <text:list-item>
              <text:p text:style-name="P18">mount()</text:p>
            </text:list-item>
            <text:list-item>
              <text:p text:style-name="P19">_sysctl</text:p>
            </text:list-item>
            <text:list-item>
              <text:p text:style-name="P20">fork</text:p>
            </text:list-item>
            <text:list-item>
              <text:p text:style-name="P21">wait() or waitpid()</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witt, Evan</meta:initial-creator>
    <dc:creator>Dewitt, Evan</dc:creator>
    <meta:creation-date>2024-01-31T00:14:00Z</meta:creation-date>
    <dc:date>2024-01-31T16:54:00Z</dc:date>
    <meta:template xlink:href="Normal" xlink:type="simple"/>
    <meta:editing-cycles>2</meta:editing-cycles>
    <meta:editing-duration>PT60000S</meta:editing-duration>
    <meta:document-statistic meta:page-count="2" meta:paragraph-count="6" meta:word-count="479" meta:character-count="3207" meta:row-count="22" meta:non-whitespace-character-count="2734"/>
  </office:meta>
</office:document-meta>
</file>